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2B000014CF00002957C159E008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alibri" style:font-name-complex="Calibri1"/>
    </style:style>
    <style:style style:name="P3" style:family="paragraph" style:parent-style-name="Standard">
      <style:text-properties style:font-name="Calibri" officeooo:rsid="001ebf72" officeooo:paragraph-rsid="001ebf72" style:font-name-complex="Calibri1"/>
    </style:style>
    <style:style style:name="P4" style:family="paragraph" style:parent-style-name="Standard">
      <style:text-properties style:font-name="Calibri" officeooo:rsid="00218fc6" officeooo:paragraph-rsid="00218fc6" style:font-name-complex="Calibri1"/>
    </style:style>
    <style:style style:name="P5" style:family="paragraph" style:parent-style-name="Standard">
      <style:text-properties style:font-name="Calibri" officeooo:rsid="0023ed82" officeooo:paragraph-rsid="0023ed82" style:font-name-complex="Calibri1"/>
    </style:style>
    <style:style style:name="P6" style:family="paragraph" style:parent-style-name="Standard">
      <style:text-properties style:font-name="Calibri" officeooo:rsid="001ee98e" officeooo:paragraph-rsid="003558c7" style:font-name-complex="Calibri1"/>
    </style:style>
    <style:style style:name="P7" style:family="paragraph" style:parent-style-name="Standard">
      <style:text-properties style:font-name="Calibri" officeooo:rsid="0036c2a5" officeooo:paragraph-rsid="0036c2a5" style:font-name-complex="Calibri1"/>
    </style:style>
    <style:style style:name="P8" style:family="paragraph" style:parent-style-name="Standard">
      <style:text-properties style:font-name="Calibri" officeooo:rsid="002d7da8" officeooo:paragraph-rsid="0037335e" style:font-name-complex="Calibri1"/>
    </style:style>
    <style:style style:name="P9" style:family="paragraph" style:parent-style-name="Standard">
      <style:text-properties style:font-name="Calibri" officeooo:rsid="002fed4b" officeooo:paragraph-rsid="0037335e" style:font-name-complex="Calibri1"/>
    </style:style>
    <style:style style:name="P10" style:family="paragraph" style:parent-style-name="Standard">
      <style:text-properties style:font-name="Calibri" officeooo:rsid="002e8ea8" officeooo:paragraph-rsid="00394ce1" style:font-name-complex="Calibri1"/>
    </style:style>
    <style:style style:name="P11" style:family="paragraph" style:parent-style-name="Standard">
      <style:paragraph-properties fo:margin-top="0cm" fo:margin-bottom="0cm" style:contextual-spacing="false"/>
      <style:text-properties style:font-name="Calibri" style:font-name-complex="Calibri1"/>
    </style:style>
    <style:style style:name="P12" style:family="paragraph" style:parent-style-name="Standard" style:list-style-name="" style:master-page-name="Standard">
      <style:paragraph-properties fo:margin-top="0cm" fo:margin-bottom="0cm" style:contextual-spacing="false" fo:text-align="end" style:justify-single-word="false" style:page-number="auto"/>
      <style:text-properties style:font-name="Calibri" style:font-name-complex="Calibri1"/>
    </style:style>
    <style:style style:name="P13" style:family="paragraph" style:parent-style-name="Standard" style:list-style-name="">
      <style:paragraph-properties fo:margin-top="0cm" fo:margin-bottom="0cm" style:contextual-spacing="false" fo:text-align="end" style:justify-single-word="false"/>
      <style:text-properties style:font-name="Calibri" fo:language="en" fo:country="GB" style:font-name-complex="Calibri1"/>
    </style:style>
    <style:style style:name="P14" style:family="paragraph" style:parent-style-name="Standard" style:list-style-name="">
      <style:paragraph-properties fo:margin-top="0cm" fo:margin-bottom="0cm" style:contextual-spacing="false" fo:text-align="end" style:justify-single-word="false"/>
      <style:text-properties style:font-name="Calibri" style:font-name-complex="Calibri1"/>
    </style:style>
    <style:style style:name="P15" style:family="paragraph" style:parent-style-name="Standard" style:list-style-name="">
      <style:paragraph-properties fo:margin-top="0cm" fo:margin-bottom="0cm" style:contextual-spacing="false" fo:line-height="150%" fo:text-align="center" style:justify-single-word="false"/>
      <style:text-properties style:font-name="Calibri" fo:font-size="14.5pt" style:font-size-asian="14.5pt" style:font-name-complex="Calibri1" style:font-size-complex="14.5pt"/>
    </style:style>
    <style:style style:name="P16" style:family="paragraph" style:parent-style-name="Standard" style:list-style-name="">
      <style:paragraph-properties fo:margin-top="0cm" fo:margin-bottom="0cm" style:contextual-spacing="false" fo:line-height="150%"/>
      <style:text-properties style:font-name="Calibri" fo:font-size="14.5pt" fo:font-weight="bold" style:font-size-asian="14.5pt" style:font-weight-asian="bold" style:font-name-complex="Calibri1" style:font-size-complex="14.5pt"/>
    </style:style>
    <style:style style:name="P17" style:family="paragraph" style:parent-style-name="Standard" style:list-style-name="">
      <style:paragraph-properties fo:margin-top="0cm" fo:margin-bottom="0cm" style:contextual-spacing="false" fo:line-height="150%"/>
      <style:text-properties style:font-name="Calibri" fo:font-size="14.5pt" fo:font-weight="bold" officeooo:rsid="001ee98e" officeooo:paragraph-rsid="001ee98e" style:font-size-asian="14.5pt" style:font-weight-asian="bold" style:font-name-complex="Calibri1" style:font-size-complex="14.5pt"/>
    </style:style>
    <style:style style:name="P18" style:family="paragraph" style:parent-style-name="Standard" style:list-style-name="">
      <style:paragraph-properties fo:margin-top="0cm" fo:margin-bottom="0cm" style:contextual-spacing="false" fo:line-height="150%"/>
      <style:text-properties style:font-name="Calibri" fo:font-size="14.5pt" fo:font-weight="bold" officeooo:rsid="001ea5a1" officeooo:paragraph-rsid="001ea5a1" style:font-size-asian="14.5pt" style:font-weight-asian="bold" style:font-name-complex="Calibri1" style:font-size-complex="14.5pt"/>
    </style:style>
    <style:style style:name="P19" style:family="paragraph" style:parent-style-name="Standard" style:list-style-name="">
      <style:paragraph-properties fo:margin-top="0cm" fo:margin-bottom="0cm" style:contextual-spacing="false" fo:text-align="center" style:justify-single-word="false"/>
      <style:text-properties style:font-name="Calibri" fo:font-size="20.5pt" fo:font-weight="bold" style:font-size-asian="20.5pt" style:font-weight-asian="bold" style:font-name-complex="Calibri1" style:font-size-complex="20.5pt"/>
    </style:style>
    <style:style style:name="P20" style:family="paragraph" style:parent-style-name="Standard" style:list-style-name="">
      <style:paragraph-properties fo:margin-top="0cm" fo:margin-bottom="0cm" style:contextual-spacing="false"/>
      <style:text-properties style:font-name="Calibri" fo:font-size="20.5pt" fo:font-weight="bold" style:font-size-asian="20.5pt" style:font-weight-asian="bold" style:font-name-complex="Calibri1" style:font-size-complex="20.5pt"/>
    </style:style>
    <style:style style:name="P21" style:family="paragraph" style:parent-style-name="Standard" style:list-style-name="L1">
      <style:text-properties style:font-name="Calibri" officeooo:rsid="0023ed82" officeooo:paragraph-rsid="0023ed82" style:font-name-complex="Calibri1"/>
    </style:style>
    <style:style style:name="P22" style:family="paragraph" style:parent-style-name="Standard" style:list-style-name="L1">
      <style:text-properties style:font-name="Calibri" officeooo:rsid="00218fc6" officeooo:paragraph-rsid="0023ed82" style:font-name-complex="Calibri1"/>
    </style:style>
    <style:style style:name="P23" style:family="paragraph" style:parent-style-name="Standard">
      <style:paragraph-properties fo:line-height="100%"/>
      <style:text-properties style:font-name="Calibri" officeooo:rsid="00218fc6" officeooo:paragraph-rsid="003d78d7" style:font-name-complex="Calibri1"/>
    </style:style>
    <style:style style:name="P24" style:family="paragraph" style:parent-style-name="Standard" style:list-style-name="L3">
      <style:paragraph-properties fo:line-height="100%"/>
      <style:text-properties style:font-name="Calibri" officeooo:rsid="00218fc6" officeooo:paragraph-rsid="003d78d7" style:font-name-complex="Calibri1"/>
    </style:style>
    <style:style style:name="P25" style:family="paragraph" style:parent-style-name="Standard">
      <style:text-properties style:font-name="Calibri" officeooo:rsid="0024c301" officeooo:paragraph-rsid="002994ec" style:font-name-complex="Calibri1"/>
    </style:style>
    <style:style style:name="P26" style:family="paragraph" style:parent-style-name="Standard">
      <style:text-properties style:font-name="Calibri" officeooo:rsid="002994ec" officeooo:paragraph-rsid="002994ec" style:font-name-complex="Calibri1"/>
    </style:style>
    <style:style style:name="P27" style:family="paragraph" style:parent-style-name="Standard">
      <style:text-properties style:font-name="Calibri" officeooo:rsid="001ee98e" officeooo:paragraph-rsid="003558c7" style:font-name-complex="Calibri1"/>
    </style:style>
    <style:style style:name="P28" style:family="paragraph" style:parent-style-name="Standard" style:list-style-name="L1">
      <style:text-properties officeooo:rsid="0024a58f" officeooo:paragraph-rsid="0024a58f"/>
    </style:style>
    <style:style style:name="P29" style:family="paragraph" style:parent-style-name="Standard" style:list-style-name="L1">
      <style:text-properties officeooo:rsid="0024b50e" officeooo:paragraph-rsid="0024b50e"/>
    </style:style>
    <style:style style:name="P30" style:family="paragraph" style:parent-style-name="Standard" style:list-style-name="L2">
      <style:paragraph-properties fo:text-align="justify" style:justify-single-word="false"/>
      <style:text-properties officeooo:rsid="0023ed82" officeooo:paragraph-rsid="0023ed82"/>
    </style:style>
    <style:style style:name="P31" style:family="paragraph" style:parent-style-name="Standard" style:list-style-name="L2">
      <style:paragraph-properties fo:text-align="justify" style:justify-single-word="false"/>
      <style:text-properties officeooo:rsid="0023f39b" officeooo:paragraph-rsid="00218fc6"/>
    </style:style>
    <style:style style:name="T1" style:family="text">
      <style:text-properties officeooo:rsid="001ea5a1"/>
    </style:style>
    <style:style style:name="T2" style:family="text">
      <style:text-properties officeooo:rsid="00218fc6"/>
    </style:style>
    <style:style style:name="T3" style:family="text">
      <style:text-properties officeooo:rsid="00229556"/>
    </style:style>
    <style:style style:name="T4" style:family="text">
      <style:text-properties style:font-name="Calibri" style:font-name-complex="Calibri1"/>
    </style:style>
    <style:style style:name="T5" style:family="text">
      <style:text-properties style:font-name="Calibri" officeooo:rsid="0023ed82" style:font-name-complex="Calibri1"/>
    </style:style>
    <style:style style:name="T6" style:family="text">
      <style:text-properties officeooo:rsid="002f2b70"/>
    </style:style>
    <style:style style:name="T7" style:family="text">
      <style:text-properties officeooo:rsid="00328395"/>
    </style:style>
    <style:style style:name="T8" style:family="text">
      <style:text-properties officeooo:rsid="0033f2ed"/>
    </style:style>
    <style:style style:name="T9" style:family="text">
      <style:text-properties officeooo:rsid="0035614a"/>
    </style:style>
    <style:style style:name="T10" style:family="text">
      <style:text-properties officeooo:rsid="0037335e"/>
    </style:style>
    <style:style style:name="T11" style:family="text">
      <style:text-properties officeooo:rsid="00391d90"/>
    </style:style>
    <style:style style:name="T12" style:family="text">
      <style:text-properties officeooo:rsid="003b5013"/>
    </style:style>
    <style:style style:name="T13" style:family="text">
      <style:text-properties officeooo:rsid="003bfd3d"/>
    </style:style>
    <style:style style:name="T14" style:family="text">
      <style:text-properties officeooo:rsid="003f68ef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9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 text:c="44"/>University of Innsbruck<draw:frame draw:style-name="fr1" draw:name="3 Imagen" text:anchor-type="char" svg:x="0.051cm" svg:y="0cm" svg:width="2.683cm" svg:height="5.343cm" draw:z-index="0"><draw:image xlink:href="Pictures/2000002B000014CF00002957C159E008.wmf" xlink:type="simple" xlink:show="embed" xlink:actuate="onLoad"/><svg:desc>Uni_Logo_4C.eps</svg:desc></draw:frame></text:h>
      <text:h text:style-name="P13" text:outline-level="1"><text:date style:data-style-name="N79" text:date-value="2015-10-25T23:32:50.939703262">Sunday 25 October 2015</text:date></text:h>
      <text:h text:style-name="P14" text:outline-level="1"/>
      <text:p text:style-name="P11"/>
      <text:h text:style-name="P15" text:outline-level="1"><text:s text:c="25"/>703128 PS/2 Web Services</text:h>
      <text:h text:style-name="P19" text:outline-level="1"><text:s text:c="18"/>Project <text:span text:style-name="T1">Preparation</text:span></text:h>
      <text:h text:style-name="P20" text:outline-level="1"/>
      <text:h text:style-name="P16" text:outline-level="1"/>
      <text:h text:style-name="P16" text:outline-level="1">Team</text:h>
      <text:p text:style-name="P2">List your team members (student name and registration number)</text:p>
      <text:list xml:id="list1248368094371641053" text:style-name="L3">
        <text:list-item>
          <text:p text:style-name="P24"><text:span text:style-name="T3">Bernhard Fritz 1316136</text:span></text:p>
        </text:list-item>
        <text:list-item>
          <text:p text:style-name="P24"><text:span text:style-name="T3">Thibault Gerrier 1318235</text:span></text:p>
        </text:list-item>
        <text:list-item>
          <text:p text:style-name="P24"><text:span text:style-name="T3">Raphael</text:span> <text:span text:style-name="T3">Gruber</text:span> 1217362</text:p>
        </text:list-item>
        <text:list-item>
          <text:p text:style-name="P24">Philipp Häusle <text:span text:style-name="T8">1315434</text:span></text:p>
        </text:list-item>
        <text:list-item>
          <text:p text:style-name="P24">Mario Zelger <text:span text:style-name="T8">1315417</text:span></text:p>
        </text:list-item>
      </text:list>
      <text:p text:style-name="P23"/>
      <text:h text:style-name="P17" text:outline-level="1">Topic</text:h>
      <text:p text:style-name="P6">Touristic service packaging for <text:span text:style-name="T11">hiking tours</text:span> <text:span text:style-name="T9">and public transport </text:span>in <text:span text:style-name="T2">Innsbruck</text:span> by using “<text:span text:style-name="T13">Hiking and Transportation in Innsbruck (HATI)” Application.</text:span></text:p>
      <text:p text:style-name="P6"/>
      <text:h text:style-name="P16" text:outline-level="1">Identified services</text:h>
      <text:p text:style-name="P2">Enumerate the high-level services that you plan to develop or access (already existing services on the Web)</text:p>
      <text:p text:style-name="P8">Access information about <text:span text:style-name="T14">hiking tours</text:span> around Innsbruck.</text:p>
      <text:p text:style-name="P10">Provide possible <text:span text:style-name="T6">hiking </text:span>routes and how to get to there by <text:span text:style-name="T9">public transport</text:span>.</text:p>
      <text:p text:style-name="P9">Recommend specific <text:span text:style-name="T14">routes</text:span> based on weather forecasts.</text:p>
      <text:h text:style-name="P18" text:outline-level="1"/>
      <text:h text:style-name="P18" text:outline-level="1"><text:soft-page-break/></text:h>
      <text:h text:style-name="P18" text:outline-level="1"/>
      <text:h text:style-name="P18" text:outline-level="1">Possible packaging solution</text:h>
      <text:p text:style-name="P3">Try to identify if there is a publicly consumable API and find any possible service composition, such as hotels and ski tours, hotels and music concerts, etc.</text:p>
      <text:p text:style-name="P4"><text:a xlink:type="simple" xlink:href="http://developers.outdooractive.com/API-Reference/Data-Access/Data-API.html">http://developers.outdooractive.com/API-Reference/Data-Access/Data-API.html</text:a></text:p>
      <text:p text:style-name="P25"><text:a xlink:type="simple" xlink:href="http://wiki.openstreetmap.org/wiki/API_v0.6"><text:span text:style-name="T12">http://wiki.openstreetmap.org/wiki/API_v0.6</text:span></text:a></text:p>
      <text:p text:style-name="P26"><text:a xlink:type="simple" xlink:href="http://openweathermap.org/api">http://openweathermap.org/api</text:a></text:p>
      <text:p text:style-name="P7"/>
      <text:h text:style-name="P16" text:outline-level="1">Technologies</text:h>
      <text:p text:style-name="P2">Which technologies, programming languages and IDEs do you prefer?</text:p>
      <text:p text:style-name="P5">Technologies/<text:span text:style-name="T7">Programming languages</text:span>:</text:p>
      <text:list xml:id="list5463737686021195903" text:style-name="L1">
        <text:list-item>
          <text:p text:style-name="P28">Bootstrap</text:p>
        </text:list-item>
        <text:list-item>
          <text:p text:style-name="P21">Javascript</text:p>
          <text:list>
            <text:list-item>
              <text:p text:style-name="P22">Node.js</text:p>
            </text:list-item>
            <text:list-item>
              <text:p text:style-name="P21">ExpressJS</text:p>
            </text:list-item>
            <text:list-item>
              <text:p text:style-name="P29"><text:span text:style-name="T5">J</text:span><text:span text:style-name="T4">ade</text:span></text:p>
            </text:list-item>
          </text:list>
        </text:list-item>
        <text:list-item>
          <text:p text:style-name="P21">MongoDB</text:p>
        </text:list-item>
      </text:list>
      <text:p text:style-name="P5">IDEs:</text:p>
      <text:list xml:id="list5574175438533765218" text:style-name="L2">
        <text:list-item>
          <text:p text:style-name="P30">Atom</text:p>
        </text:list-item>
        <text:list-item>
          <text:p text:style-name="P31">Eclip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a_20_vistosa_20_-_20_Énfasis_20_11" style:display-name="Lista vistosa - Énfasis 11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ate" style:family="paragraph" style:parent-style-name="Standard" style:next-style-name="Standard" style:default-outline-level="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Date_20_Char" style:display-name="Date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ListLabel_20_1" style:display-name="ListLabel 1" style:family="text">
      <style:text-properties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MT" style:font-family-complex="ArialMT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MT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3.323cm" fo:margin-left="2.54cm" fo:margin-right="2.54cm" style:writing-mode="lr-tb" style:layout-grid-color="#c0c0c0" style:layout-grid-lines="3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sch</meta:initial-creator>
    <meta:editing-cycles>52</meta:editing-cycles>
    <meta:creation-date>2013-03-12T10:41:00</meta:creation-date>
    <dc:date>2015-10-25T23:32:50.880012238</dc:date>
    <meta:editing-duration>PT1H6M4S</meta:editing-duration>
    <meta:generator>LibreOffice/4.2.8.2$Linux_X86_64 LibreOffice_project/420m0$Build-2</meta:generator>
    <dc:creator>mario </dc:creator>
    <meta:document-statistic meta:table-count="0" meta:image-count="1" meta:object-count="0" meta:page-count="2" meta:paragraph-count="36" meta:word-count="173" meta:character-count="1332" meta:non-whitespace-character-count="11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